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4" style:family="table-row">
      <style:table-row-properties style:min-row-height="3.489cm"/>
    </style:style>
    <style:style style:name="Table1.5" style:family="table-row">
      <style:table-row-properties style:min-row-height="2.286cm"/>
    </style:style>
    <style:style style:name="Table1.6" style:family="table-row">
      <style:table-row-properties style:min-row-height="1.323cm"/>
    </style:style>
    <style:style style:name="Table1.B10" style:family="table-cell" style:data-style-name="N2">
      <style:table-cell-properties fo:padding="0.097cm" fo:border="none"/>
    </style:style>
    <style:style style:name="Table1.E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text:span text:style-name="T1"> </text:span><text:span text:style-name="T1"><text:placeholder text:placeholder-type="text" text:description="o.partner_id.street2">&lt;o.partner_id and o.partner_id.street2 or ''&gt;</text:placeholder></text:span><text:span text:style-name="T1"> </text:span><text:span text:style-name="T1"><text:placeholder text:placeholder-type="text" text:description="o.partner_id.street3">&lt;o.partner_id and o.partner_id.street3 or ''&gt;</text:placeholder></text:span><text:span text:style-name="T1"> 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text:span text:style-name="T1"><text:placeholder text:placeholder-type="text" text:description="o.partner_id.zip">&lt;o.partner_id.zip or ''&gt;</text:placeholder></text:span></text:p>
            <text:p text:style-name="P11"/>
            <text:p text:style-name="P11"/>
            <text:p text:style-name="P11"/>
            <text:p text:style-name="P11"/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5"><text:placeholder text:placeholder-type="text" text:description="o.partner_id.name">&lt;(o.cons_loca and o.cons_loca.name or '').upper()&gt;</text:placeholder></text:p>
            <text:p text:style-name="P15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5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/text:p>
            <text:p text:style-name="P15"><text:placeholder text:placeholder-type="text" text:description="o.partner_id.name">&lt;(o.cons_loca and o.cons_loca.country_id.name or '').upper() or ''&gt;</text:placeholder> <text:placeholder text:placeholder-type="text">&lt;(o.cons_loca and o.cons_loca.zip or '').upper()&gt;</text:placeholder></text:p>
            <text:p text:style-name="P15"/>
            <text:p text:style-name="P15"/>
            <text:p text:style-name="P15"/>
            <text:p text:style-name="P15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7"/>
            <text:p text:style-name="P11"/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/>
            <text:p text:style-name="P13"><text:placeholder text:placeholder-type="text">&lt;o.cons_loca and (o.cons_loca.country_id.name).upper()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<text:placeholder text:placeholder-type="text">&lt;o.port_of_loading_id and o.port_of_loading_id.name or ''&gt;</text:placeholder></text:p>
            <text:p text:style-name="P11"/>
          </table:table-cell>
          <table:table-cell table:style-name="Table1.A1" table:number-rows-spanned="2" table:number-columns-spanned="4" office:value-type="string">
            <text:p text:style-name="P7"><text:s text:c="44"/><text:placeholder text:placeholder-type="text">&lt;o.payment_term and o.payment_term.name or ''&gt;</text:placeholder>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and (o.port_of_discharge_id.name).upper() or ''&gt;</text:placeholder></text:p>
          </table:table-cell>
          <table:covered-table-cell/>
          <table:table-cell table:style-name="Table1.A1" office:value-type="string">
            <text:p text:style-name="P11"><text:placeholder text:placeholder-type="text">&lt;o.cons_loca and o.cons_loca.city or ''&gt;</text:placeholder> <text:placeholder text:placeholder-type="text">&lt;o.cons_loca and o.cons_loca.country_id.name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B10" office:value-type="float" office:value="0">
            <text:p text:style-name="P14"><text:placeholder text:placeholder-type="text">&lt;get_qty_kgs(line.quantity, line.uos_id and line.uos_id.name or False, o.invoice_type)&gt;</text:placeholder></text:p>
          </table:table-cell>
          <table:table-cell table:style-name="Table1.B10" table:number-columns-spanned="2" office:value-type="float" office:value="0">
            <text:p text:style-name="P1"><text:placeholder text:placeholder-type="text">&lt;line.price_unit or ''&gt;</text:placeholder>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>FREIGHT:</text:p>
            <text:p text:style-name="P10">INSURANCE:</text:p>
            <text:p text:style-name="P10">OTHER CHARGES:</text:p>
          </table:table-cell>
          <table:table-cell table:style-name="Table1.A1" office:value-type="string">
            <text:p text:style-name="P5"/>
          </table:table-cell>
          <table:table-cell table:style-name="Table1.E11" table:number-columns-spanned="2" office:value-type="float" office:value="0">
            <text:p text:style-name="P2"><text:placeholder text:placeholder-type="text">&lt;round(line.freight/line.quantity,2)&gt;</text:placeholder>0</text:p>
            <text:p text:style-name="P9"><text:placeholder text:placeholder-type="text">&lt;o.insurance&gt;</text:placeholder>0</text:p>
            <text:p text:style-name="P9">0.00</text:p>
          </table:table-cell>
          <table:covered-table-cell/>
          <table:table-cell table:style-name="Table1.E11" office:value-type="float" office:value="0">
            <text:p text:style-name="P2"><text:placeholder text:placeholder-type="text">&lt;line.freight&gt;</text:placeholder>0</text:p>
            <text:p text:style-name="P9"><text:placeholder text:placeholder-type="text">&lt;round(o.insurance*line.quantity,2)&gt;</text:placeholder>0</text:p>
            <text:p text:style-name="P9">0.00</text:p>
            <text:p text:style-name="P12"/>
            <text:p text:style-name="P12"/>
            <text:p text:style-name="P12"/>
            <text:p text:style-name="P12"><text:soft-page-break/>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, o.insuranc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1" table:number-columns-spanned="2" office:value-type="float" office:value="0">
            <text:p text:style-name="P11"/>
            <text:p text:style-name="P8"><text:placeholder text:placeholder-type="text">&lt;get_total(o.invoice_line, o.insurance)&gt;</text:placeholder>0</text:p>
          </table:table-cell>
          <table:covered-table-cell/>
          <table:table-cell table:style-name="Table1.E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7"/>
            <text:p text:style-name="P7"/>
            <text:p text:style-name="P7"/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3-30T12:37:56</dc:date>
    <meta:editing-duration>PT11H43M46S</meta:editing-duration>
    <meta:editing-cycles>231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1" meta:word-count="203" meta:character-count="2354" meta:non-whitespace-character-count="2009"/>
  </office:meta>
</office:document-meta>
</file>